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53cm"/>
    </style:style>
    <style:style style:name="co2" style:family="table-column">
      <style:table-column-properties fo:break-before="auto" style:column-width="19.611cm"/>
    </style:style>
    <style:style style:name="co3" style:family="table-column">
      <style:table-column-properties fo:break-before="auto" style:column-width="14.07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11cm"/>
    </style:style>
    <style:style style:name="co6" style:family="table-column">
      <style:table-column-properties fo:break-before="auto" style:column-width="1.612cm"/>
    </style:style>
    <style:style style:name="co7" style:family="table-column">
      <style:table-column-properties fo:break-before="auto" style:column-width="9.488cm"/>
    </style:style>
    <style:style style:name="co8" style:family="table-column">
      <style:table-column-properties fo:break-before="auto" style:column-width="7.216cm"/>
    </style:style>
    <style:style style:name="co9" style:family="table-column">
      <style:table-column-properties fo:break-before="auto" style:column-width="1.379cm"/>
    </style:style>
    <style:style style:name="co10" style:family="table-column">
      <style:table-column-properties fo:break-before="auto" style:column-width="11.5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cccccc"/>
    </style:style>
    <style:style style:name="ce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5" style:family="table-cell" style:parent-style-name="Default">
      <style:text-properties fo:color="#c9211e" fo:font-weight="bold" style:font-weight-asian="bold" style:font-weight-complex="bold"/>
    </style:style>
    <style:style style:name="ce7" style:family="table-cell" style:parent-style-name="Default">
      <style:table-cell-properties fo:background-color="#cccccc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atch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2"/>
          <table:table-cell table:style-name="ce1" office:value-type="string" calcext:value-type="string">
            <text:p>Insert result from grepWin to the $names and $titles worksheets. Change mod name in the A7</text:p>
          </table:table-cell>
          <table:table-cell table:style-name="ce7" office:value-type="string" calcext:value-type="string">
            <text:p>Localization { en-us {</text:p>
          </table:table-cell>
        </table:table-row>
        <table:table-row table:style-name="ro1">
          <table:table-cell table:style-name="ce1" office:value-type="string" calcext:value-type="string">
            <text:p>@PART[</text:p>
          </table:table-cell>
          <table:table-cell table:formula="of:=COM.MICROSOFT.CONCAT([.$A$2];[$names.$C2];[.$A$3];[.$A$7];[.$A$4];[$names.$C2];[.$A$5])" office:value-type="string" office:string-value="@PART[rr_boxblue]:NEEDS[RationalResourcesParts]     {@title = #LOC_rr_boxblue_title    }" calcext:value-type="string">
            <text:p>@PART[rr_boxblue]:NEEDS[RationalResourcesParts] <text:s text:c="4"/>{@title = #LOC_rr_boxblue_title <text:s text:c="3"/>}</text:p>
          </table:table-cell>
          <table:table-cell table:formula="of:=COM.MICROSOFT.CONCAT(&quot;#LOC_&quot;;[$names.$C2];&quot;_title = &quot;;[$titles.$C2];&quot;    // &quot;;[$titles.$C2])" office:value-type="string" office:string-value="#LOC_rr_boxblue_title = RR Boxed Radial Convert-O-Tron A    // RR Boxed Radial Convert-O-Tron A" calcext:value-type="string">
            <text:p>#LOC_rr_boxblue_title = RR Boxed Radial Convert-O-Tron A <text:s text:c="3"/>// RR Boxed Radial Convert-O-Tron A</text:p>
          </table:table-cell>
        </table:table-row>
        <table:table-row table:style-name="ro1">
          <table:table-cell table:style-name="ce1" office:value-type="string" calcext:value-type="string">
            <text:p>]:NEEDS[</text:p>
          </table:table-cell>
          <table:table-cell table:formula="of:=COM.MICROSOFT.CONCAT([.$A$2];[$names.$C3];[.$A$3];[.$A$7];[.$A$4];[$names.$C3];[.$A$5])" office:value-type="string" office:string-value="@PART[rr_boxblue_flat]:NEEDS[RationalResourcesParts]     {@title = #LOC_rr_boxblue_flat_title    }" calcext:value-type="string">
            <text:p>@PART[rr_boxblue_flat]:NEEDS[RationalResourcesParts] <text:s text:c="4"/>{@title = #LOC_rr_boxblue_flat_title <text:s text:c="3"/>}</text:p>
          </table:table-cell>
          <table:table-cell table:formula="of:=COM.MICROSOFT.CONCAT(&quot;#LOC_&quot;;[$names.$C3];&quot;_title = &quot;;[$titles.$C3];&quot;    // &quot;;[$titles.$C3])" office:value-type="string" office:string-value="#LOC_rr_boxblue_flat_title = RR Boxed Compressor    // RR Boxed Compressor" calcext:value-type="string">
            <text:p>#LOC_rr_boxblue_flat_title = RR Boxed Compressor <text:s text:c="3"/>// RR Boxed Compressor</text:p>
          </table:table-cell>
        </table:table-row>
        <table:table-row table:style-name="ro1">
          <table:table-cell table:style-name="ce1" office:value-type="string" calcext:value-type="string">
            <text:p>] <text:s text:c="4"/>{@title = #LOC_</text:p>
          </table:table-cell>
          <table:table-cell table:formula="of:=COM.MICROSOFT.CONCAT([.$A$2];[$names.$C4];[.$A$3];[.$A$7];[.$A$4];[$names.$C4];[.$A$5])" office:value-type="string" office:string-value="@PART[rr_boxblue_long]:NEEDS[RationalResourcesParts]     {@title = #LOC_rr_boxblue_long_title    }" calcext:value-type="string">
            <text:p>@PART[rr_boxblue_long]:NEEDS[RationalResourcesParts] <text:s text:c="4"/>{@title = #LOC_rr_boxblue_long_title <text:s text:c="3"/>}</text:p>
          </table:table-cell>
          <table:table-cell table:formula="of:=COM.MICROSOFT.CONCAT(&quot;#LOC_&quot;;[$names.$C4];&quot;_title = &quot;;[$titles.$C4];&quot;    // &quot;;[$titles.$C4])" office:value-type="string" office:string-value="#LOC_rr_boxblue_long_title = RR Boxed Radial Convert-O-Tron B    // RR Boxed Radial Convert-O-Tron B" calcext:value-type="string">
            <text:p>#LOC_rr_boxblue_long_title = RR Boxed Radial Convert-O-Tron B <text:s text:c="3"/>// RR Boxed Radial Convert-O-Tron B</text:p>
          </table:table-cell>
        </table:table-row>
        <table:table-row table:style-name="ro1">
          <table:table-cell table:style-name="ce1" office:value-type="string" calcext:value-type="string">
            <text:p>_title <text:s text:c="3"/>}</text:p>
          </table:table-cell>
          <table:table-cell table:formula="of:=COM.MICROSOFT.CONCAT([.$A$2];[$names.$C5];[.$A$3];[.$A$7];[.$A$4];[$names.$C5];[.$A$5])" office:value-type="string" office:string-value="@PART[rr_boxred_flat]:NEEDS[RationalResourcesParts]     {@title = #LOC_rr_boxred_flat_title    }" calcext:value-type="string">
            <text:p>@PART[rr_boxred_flat]:NEEDS[RationalResourcesParts] <text:s text:c="4"/>{@title = #LOC_rr_boxred_flat_title <text:s text:c="3"/>}</text:p>
          </table:table-cell>
          <table:table-cell table:formula="of:=COM.MICROSOFT.CONCAT(&quot;#LOC_&quot;;[$names.$C5];&quot;_title = &quot;;[$titles.$C5];&quot;    // &quot;;[$titles.$C5])" office:value-type="string" office:string-value="#LOC_rr_boxred_flat_title = RR Boxed Decompressor    // RR Boxed Decompressor" calcext:value-type="string">
            <text:p>#LOC_rr_boxred_flat_title = RR Boxed Decompressor <text:s text:c="3"/>// RR Boxed Decompressor</text:p>
          </table:table-cell>
        </table:table-row>
        <table:table-row table:style-name="ro1">
          <table:table-cell table:style-name="ce1" office:value-type="string" calcext:value-type="string">
            <text:p>MOD:</text:p>
          </table:table-cell>
          <table:table-cell table:formula="of:=COM.MICROSOFT.CONCAT([.$A$2];[$names.$C6];[.$A$3];[.$A$7];[.$A$4];[$names.$C6];[.$A$5])" office:value-type="string" office:string-value="@PART[RRBreadTank04]:NEEDS[RationalResourcesParts]     {@title = #LOC_RRBreadTank04_title    }" calcext:value-type="string">
            <text:p>@PART[RRBreadTank04]:NEEDS[RationalResourcesParts] <text:s text:c="4"/>{@title = #LOC_RRBreadTank04_title <text:s text:c="3"/>}</text:p>
          </table:table-cell>
          <table:table-cell table:formula="of:=COM.MICROSOFT.CONCAT(&quot;#LOC_&quot;;[$names.$C6];&quot;_title = &quot;;[$titles.$C6];&quot;    // &quot;;[$titles.$C6])" office:value-type="string" office:string-value="#LOC_RRBreadTank04_title = RR Bread Tank 04    // RR Bread Tank 04" calcext:value-type="string">
            <text:p>#LOC_RRBreadTank04_title = RR Bread Tank 04 <text:s text:c="3"/>// RR Bread Tank 04</text:p>
          </table:table-cell>
        </table:table-row>
        <table:table-row table:style-name="ro1">
          <table:table-cell table:style-name="ce5" office:value-type="string" calcext:value-type="string">
            <text:p>RationalResourcesParts</text:p>
          </table:table-cell>
          <table:table-cell table:formula="of:=COM.MICROSOFT.CONCAT([.$A$2];[$names.$C7];[.$A$3];[.$A$7];[.$A$4];[$names.$C7];[.$A$5])" office:value-type="string" office:string-value="@PART[RRBreadTank12]:NEEDS[RationalResourcesParts]     {@title = #LOC_RRBreadTank12_title    }" calcext:value-type="string">
            <text:p>@PART[RRBreadTank12]:NEEDS[RationalResourcesParts] <text:s text:c="4"/>{@title = #LOC_RRBreadTank12_title <text:s text:c="3"/>}</text:p>
          </table:table-cell>
          <table:table-cell table:formula="of:=COM.MICROSOFT.CONCAT(&quot;#LOC_&quot;;[$names.$C7];&quot;_title = &quot;;[$titles.$C7];&quot;    // &quot;;[$titles.$C7])" office:value-type="string" office:string-value="#LOC_RRBreadTank12_title = RR Bread Tank 12    // RR Bread Tank 12" calcext:value-type="string">
            <text:p>#LOC_RRBreadTank12_title = RR Bread Tank 12 <text:s text:c="3"/>// RR Bread Tank 12</text:p>
          </table:table-cell>
        </table:table-row>
        <table:table-row table:style-name="ro1">
          <table:table-cell/>
          <table:table-cell table:formula="of:=COM.MICROSOFT.CONCAT([.$A$2];[$names.$C8];[.$A$3];[.$A$7];[.$A$4];[$names.$C8];[.$A$5])" office:value-type="string" office:string-value="@PART[RRBreadTank11]:NEEDS[RationalResourcesParts]     {@title = #LOC_RRBreadTank11_title    }" calcext:value-type="string">
            <text:p>@PART[RRBreadTank11]:NEEDS[RationalResourcesParts] <text:s text:c="4"/>{@title = #LOC_RRBreadTank11_title <text:s text:c="3"/>}</text:p>
          </table:table-cell>
          <table:table-cell table:formula="of:=COM.MICROSOFT.CONCAT(&quot;#LOC_&quot;;[$names.$C8];&quot;_title = &quot;;[$titles.$C8];&quot;    // &quot;;[$titles.$C8])" office:value-type="string" office:string-value="#LOC_RRBreadTank11_title = RR Bread Tank 11    // RR Bread Tank 11" calcext:value-type="string">
            <text:p>#LOC_RRBreadTank11_title = RR Bread Tank 11 <text:s text:c="3"/>// RR Bread Tank 11</text:p>
          </table:table-cell>
        </table:table-row>
        <table:table-row table:style-name="ro1">
          <table:table-cell/>
          <table:table-cell table:formula="of:=COM.MICROSOFT.CONCAT([.$A$2];[$names.$C9];[.$A$3];[.$A$7];[.$A$4];[$names.$C9];[.$A$5])" office:value-type="string" office:string-value="@PART[RREngineMAPT0]:NEEDS[RationalResourcesParts]     {@title = #LOC_RREngineMAPT0_title    }" calcext:value-type="string">
            <text:p>@PART[RREngineMAPT0]:NEEDS[RationalResourcesParts] <text:s text:c="4"/>{@title = #LOC_RREngineMAPT0_title <text:s text:c="3"/>}</text:p>
          </table:table-cell>
          <table:table-cell table:formula="of:=COM.MICROSOFT.CONCAT(&quot;#LOC_&quot;;[$names.$C9];&quot;_title = &quot;;[$titles.$C9];&quot;    // &quot;;[$titles.$C9])" office:value-type="string" office:string-value="#LOC_RREngineMAPT0_title = RR MAPT    // RR MAPT" calcext:value-type="string">
            <text:p>#LOC_RREngineMAPT0_title = RR MAPT <text:s text:c="3"/>// RR MAPT</text:p>
          </table:table-cell>
        </table:table-row>
        <table:table-row table:style-name="ro1">
          <table:table-cell/>
          <table:table-cell table:formula="of:=COM.MICROSOFT.CONCAT([.$A$2];[$names.$C10];[.$A$3];[.$A$7];[.$A$4];[$names.$C10];[.$A$5])" office:value-type="string" office:string-value="@PART[RREngineMET]:NEEDS[RationalResourcesParts]     {@title = #LOC_RREngineMET_title    }" calcext:value-type="string">
            <text:p>@PART[RREngineMET]:NEEDS[RationalResourcesParts] <text:s text:c="4"/>{@title = #LOC_RREngineMET_title <text:s text:c="3"/>}</text:p>
          </table:table-cell>
          <table:table-cell table:formula="of:=COM.MICROSOFT.CONCAT(&quot;#LOC_&quot;;[$names.$C10];&quot;_title = &quot;;[$titles.$C10];&quot;    // &quot;;[$titles.$C10])" office:value-type="string" office:string-value="#LOC_RREngineMET_title = RR MET    // RR MET" calcext:value-type="string">
            <text:p>#LOC_RREngineMET_title = RR MET <text:s text:c="3"/>// RR MET</text:p>
          </table:table-cell>
        </table:table-row>
        <table:table-row table:style-name="ro1">
          <table:table-cell/>
          <table:table-cell table:formula="of:=COM.MICROSOFT.CONCAT([.$A$2];[$names.$C11];[.$A$3];[.$A$7];[.$A$4];[$names.$C11];[.$A$5])" office:value-type="string" office:string-value="@PART[RREngineNTJ1]:NEEDS[RationalResourcesParts]     {@title = #LOC_RREngineNTJ1_title    }" calcext:value-type="string">
            <text:p>@PART[RREngineNTJ1]:NEEDS[RationalResourcesParts] <text:s text:c="4"/>{@title = #LOC_RREngineNTJ1_title <text:s text:c="3"/>}</text:p>
          </table:table-cell>
          <table:table-cell table:formula="of:=COM.MICROSOFT.CONCAT(&quot;#LOC_&quot;;[$names.$C11];&quot;_title = &quot;;[$titles.$C11];&quot;    // &quot;;[$titles.$C11])" office:value-type="string" office:string-value="#LOC_RREngineNTJ1_title = RR J-406 &quot;Maine Coon&quot; Nuclear Thermal Turbojet    // RR J-406 &quot;Maine Coon&quot; Nuclear Thermal Turbojet" calcext:value-type="string">
            <text:p>#LOC_RREngineNTJ1_title = RR J-406 "Maine Coon" Nuclear Thermal Turbojet <text:s text:c="3"/>// RR J-406 "Maine Coon" Nuclear Thermal Turbojet</text:p>
          </table:table-cell>
        </table:table-row>
        <table:table-row table:style-name="ro1">
          <table:table-cell/>
          <table:table-cell table:formula="of:=COM.MICROSOFT.CONCAT([.$A$2];[$names.$C12];[.$A$3];[.$A$7];[.$A$4];[$names.$C12];[.$A$5])" office:value-type="string" office:string-value="@PART[RREngineNERVA-R]:NEEDS[RationalResourcesParts]     {@title = #LOC_RREngineNERVA-R_title    }" calcext:value-type="string">
            <text:p>@PART[RREngineNERVA-R]:NEEDS[RationalResourcesParts] <text:s text:c="4"/>{@title = #LOC_RREngineNERVA-R_title <text:s text:c="3"/>}</text:p>
          </table:table-cell>
          <table:table-cell table:formula="of:=COM.MICROSOFT.CONCAT(&quot;#LOC_&quot;;[$names.$C12];&quot;_title = &quot;;[$titles.$C12];&quot;    // &quot;;[$titles.$C12])" office:value-type="string" office:string-value="#LOC_RREngineNERVA-R_title = RR LV-N-R Nuclear Thermal Rocket    // RR LV-N-R Nuclear Thermal Rocket" calcext:value-type="string">
            <text:p>#LOC_RREngineNERVA-R_title = RR LV-N-R Nuclear Thermal Rocket <text:s text:c="3"/>// RR LV-N-R Nuclear Thermal Rocket</text:p>
          </table:table-cell>
        </table:table-row>
        <table:table-row table:style-name="ro1">
          <table:table-cell/>
          <table:table-cell table:formula="of:=COM.MICROSOFT.CONCAT([.$A$2];[$names.$C13];[.$A$3];[.$A$7];[.$A$4];[$names.$C13];[.$A$5])" office:value-type="string" office:string-value="@PART[RREngineNERVA-O]:NEEDS[RationalResourcesParts]     {@title = #LOC_RREngineNERVA-O_title    }" calcext:value-type="string">
            <text:p>@PART[RREngineNERVA-O]:NEEDS[RationalResourcesParts] <text:s text:c="4"/>{@title = #LOC_RREngineNERVA-O_title <text:s text:c="3"/>}</text:p>
          </table:table-cell>
          <table:table-cell table:formula="of:=COM.MICROSOFT.CONCAT(&quot;#LOC_&quot;;[$names.$C13];&quot;_title = &quot;;[$titles.$C13];&quot;    // &quot;;[$titles.$C13])" office:value-type="string" office:string-value="#LOC_RREngineNERVA-O_title = RR LV-N-O Nuclear Thermal Rocket    // RR LV-N-O Nuclear Thermal Rocket" calcext:value-type="string">
            <text:p>#LOC_RREngineNERVA-O_title = RR LV-N-O Nuclear Thermal Rocket <text:s text:c="3"/>// RR LV-N-O Nuclear Thermal Rocket</text:p>
          </table:table-cell>
        </table:table-row>
        <table:table-row table:style-name="ro1">
          <table:table-cell/>
          <table:table-cell table:formula="of:=COM.MICROSOFT.CONCAT([.$A$2];[$names.$C14];[.$A$3];[.$A$7];[.$A$4];[$names.$C14];[.$A$5])" office:value-type="string" office:string-value="@PART[RREngineSFRJ]:NEEDS[RationalResourcesParts]     {@title = #LOC_RREngineSFRJ_title    }" calcext:value-type="string">
            <text:p>@PART[RREngineSFRJ]:NEEDS[RationalResourcesParts] <text:s text:c="4"/>{@title = #LOC_RREngineSFRJ_title <text:s text:c="3"/>}</text:p>
          </table:table-cell>
          <table:table-cell table:formula="of:=COM.MICROSOFT.CONCAT(&quot;#LOC_&quot;;[$names.$C14];&quot;_title = &quot;;[$titles.$C14];&quot;    // &quot;;[$titles.$C14])" office:value-type="string" office:string-value="#LOC_RREngineSFRJ_title = RR SFRJ &quot;Thunder Punch&quot;    // RR SFRJ &quot;Thunder Punch&quot;" calcext:value-type="string">
            <text:p>#LOC_RREngineSFRJ_title = RR SFRJ "Thunder Punch" <text:s text:c="3"/>// RR SFRJ "Thunder Punch"</text:p>
          </table:table-cell>
        </table:table-row>
        <table:table-row table:style-name="ro1">
          <table:table-cell/>
          <table:table-cell table:formula="of:=COM.MICROSOFT.CONCAT([.$A$2];[$names.$C15];[.$A$3];[.$A$7];[.$A$4];[$names.$C15];[.$A$5])" office:value-type="string" office:string-value="@PART[RREngineSRB_RT05]:NEEDS[RationalResourcesParts]     {@title = #LOC_RREngineSRB_RT05_title    }" calcext:value-type="string">
            <text:p>@PART[RREngineSRB_RT05]:NEEDS[RationalResourcesParts] <text:s text:c="4"/>{@title = #LOC_RREngineSRB_RT05_title <text:s text:c="3"/>}</text:p>
          </table:table-cell>
          <table:table-cell table:formula="of:=COM.MICROSOFT.CONCAT(&quot;#LOC_&quot;;[$names.$C15];&quot;_title = &quot;;[$titles.$C15];&quot;    // &quot;;[$titles.$C15])" office:value-type="string" office:string-value="#LOC_RREngineSRB_RT05_title = RR Hybrid SRM RT-5 &quot;Flea&quot;    // RR Hybrid SRM RT-5 &quot;Flea&quot;" calcext:value-type="string">
            <text:p>#LOC_RREngineSRB_RT05_title = RR Hybrid SRM RT-5 "Flea" <text:s text:c="3"/>// RR Hybrid SRM RT-5 "Flea"</text:p>
          </table:table-cell>
        </table:table-row>
        <table:table-row table:style-name="ro1">
          <table:table-cell/>
          <table:table-cell table:formula="of:=COM.MICROSOFT.CONCAT([.$A$2];[$names.$C16];[.$A$3];[.$A$7];[.$A$4];[$names.$C16];[.$A$5])" office:value-type="string" office:string-value="@PART[RREngineSRB_RT10]:NEEDS[RationalResourcesParts]     {@title = #LOC_RREngineSRB_RT10_title    }" calcext:value-type="string">
            <text:p>@PART[RREngineSRB_RT10]:NEEDS[RationalResourcesParts] <text:s text:c="4"/>{@title = #LOC_RREngineSRB_RT10_title <text:s text:c="3"/>}</text:p>
          </table:table-cell>
          <table:table-cell table:formula="of:=COM.MICROSOFT.CONCAT(&quot;#LOC_&quot;;[$names.$C16];&quot;_title = &quot;;[$titles.$C16];&quot;    // &quot;;[$titles.$C16])" office:value-type="string" office:string-value="#LOC_RREngineSRB_RT10_title = RR Hybrid SRM RT-10 &quot;Hammer&quot;    // RR Hybrid SRM RT-10 &quot;Hammer&quot;" calcext:value-type="string">
            <text:p>#LOC_RREngineSRB_RT10_title = RR Hybrid SRM RT-10 "Hammer" <text:s text:c="3"/>// RR Hybrid SRM RT-10 "Hammer"</text:p>
          </table:table-cell>
        </table:table-row>
        <table:table-row table:style-name="ro1">
          <table:table-cell/>
          <table:table-cell table:formula="of:=COM.MICROSOFT.CONCAT([.$A$2];[$names.$C17];[.$A$3];[.$A$7];[.$A$4];[$names.$C17];[.$A$5])" office:value-type="string" office:string-value="@PART[rr_exoscoop]:NEEDS[RationalResourcesParts]     {@title = #LOC_rr_exoscoop_title    }" calcext:value-type="string">
            <text:p>@PART[rr_exoscoop]:NEEDS[RationalResourcesParts] <text:s text:c="4"/>{@title = #LOC_rr_exoscoop_title <text:s text:c="3"/>}</text:p>
          </table:table-cell>
          <table:table-cell table:formula="of:=COM.MICROSOFT.CONCAT(&quot;#LOC_&quot;;[$names.$C17];&quot;_title = &quot;;[$titles.$C17];&quot;    // &quot;;[$titles.$C17])" office:value-type="string" office:string-value="#LOC_rr_exoscoop_title = RR Particle Scoop    // RR Particle Scoop" calcext:value-type="string">
            <text:p>#LOC_rr_exoscoop_title = RR Particle Scoop <text:s text:c="3"/>// RR Particle Scoop</text:p>
          </table:table-cell>
        </table:table-row>
        <table:table-row table:style-name="ro1">
          <table:table-cell/>
          <table:table-cell table:formula="of:=COM.MICROSOFT.CONCAT([.$A$2];[$names.$C18];[.$A$3];[.$A$7];[.$A$4];[$names.$C18];[.$A$5])" office:value-type="string" office:string-value="@PART[rr_hydroscoop_temp]:NEEDS[RationalResourcesParts]     {@title = #LOC_rr_hydroscoop_temp_title    }" calcext:value-type="string">
            <text:p>@PART[rr_hydroscoop_temp]:NEEDS[RationalResourcesParts] <text:s text:c="4"/>{@title = #LOC_rr_hydroscoop_temp_title <text:s text:c="3"/>}</text:p>
          </table:table-cell>
          <table:table-cell table:formula="of:=COM.MICROSOFT.CONCAT(&quot;#LOC_&quot;;[$names.$C18];&quot;_title = &quot;;[$titles.$C18];&quot;    // &quot;;[$titles.$C18])" office:value-type="string" office:string-value="#LOC_rr_hydroscoop_temp_title = RR Hydro Scoop Beta    // RR Hydro Scoop Beta" calcext:value-type="string">
            <text:p>#LOC_rr_hydroscoop_temp_title = RR Hydro Scoop Beta <text:s text:c="3"/>// RR Hydro Scoop Beta</text:p>
          </table:table-cell>
        </table:table-row>
        <table:table-row table:style-name="ro1">
          <table:table-cell/>
          <table:table-cell table:formula="of:=COM.MICROSOFT.CONCAT([.$A$2];[$names.$C19];[.$A$3];[.$A$7];[.$A$4];[$names.$C19];[.$A$5])" office:value-type="string" office:string-value="@PART[RRRCSLinearCold]:NEEDS[RationalResourcesParts]     {@title = #LOC_RRRCSLinearCold_title    }" calcext:value-type="string">
            <text:p>@PART[RRRCSLinearCold]:NEEDS[RationalResourcesParts] <text:s text:c="4"/>{@title = #LOC_RRRCSLinearCold_title <text:s text:c="3"/>}</text:p>
          </table:table-cell>
          <table:table-cell table:formula="of:=COM.MICROSOFT.CONCAT(&quot;#LOC_&quot;;[$names.$C19];&quot;_title = &quot;;[$titles.$C19];&quot;    // &quot;;[$titles.$C19])" office:value-type="string" office:string-value="#LOC_RRRCSLinearCold_title = RR CGT-A1 Linear Thruster    // RR CGT-A1 Linear Thruster" calcext:value-type="string">
            <text:p>#LOC_RRRCSLinearCold_title = RR CGT-A1 Linear Thruster <text:s text:c="3"/>// RR CGT-A1 Linear Thruster</text:p>
          </table:table-cell>
        </table:table-row>
        <table:table-row table:style-name="ro1">
          <table:table-cell/>
          <table:table-cell table:formula="of:=COM.MICROSOFT.CONCAT([.$A$2];[$names.$C20];[.$A$3];[.$A$7];[.$A$4];[$names.$C20];[.$A$5])" office:value-type="string" office:string-value="@PART[RRRCSQuadCold]:NEEDS[RationalResourcesParts]     {@title = #LOC_RRRCSQuadCold_title    }" calcext:value-type="string">
            <text:p>@PART[RRRCSQuadCold]:NEEDS[RationalResourcesParts] <text:s text:c="4"/>{@title = #LOC_RRRCSQuadCold_title <text:s text:c="3"/>}</text:p>
          </table:table-cell>
          <table:table-cell table:formula="of:=COM.MICROSOFT.CONCAT(&quot;#LOC_&quot;;[$names.$C20];&quot;_title = &quot;;[$titles.$C20];&quot;    // &quot;;[$titles.$C20])" office:value-type="string" office:string-value="#LOC_RRRCSQuadCold_title = RR CGT-A4 Thruster Block    // RR CGT-A4 Thruster Block" calcext:value-type="string">
            <text:p>#LOC_RRRCSQuadCold_title = RR CGT-A4 Thruster Block <text:s text:c="3"/>// RR CGT-A4 Thruster Block</text:p>
          </table:table-cell>
        </table:table-row>
        <table:table-row table:style-name="ro1">
          <table:table-cell/>
          <table:table-cell table:formula="of:=COM.MICROSOFT.CONCAT([.$A$2];[$names.$C21];[.$A$3];[.$A$7];[.$A$4];[$names.$C21];[.$A$5])" office:value-type="string" office:string-value="@PART[]:NEEDS[RationalResourcesParts]     {@title = #LOC__title    }" calcext:value-type="string">
            <text:p>@PART[]:NEEDS[RationalResourcesParts] <text:s text:c="4"/>{@title = #LOC__title <text:s text:c="3"/>}</text:p>
          </table:table-cell>
          <table:table-cell table:formula="of:=COM.MICROSOFT.CONCAT(&quot;#LOC_&quot;;[$names.$C21];&quot;_title = &quot;;[$titles.$C21];&quot;    // &quot;;[$titles.$C21])" office:value-type="string" office:string-value="#LOC__title =     // " calcext:value-type="string">
            <text:p>#LOC__title = <text:s text:c="4"/>// </text:p>
          </table:table-cell>
        </table:table-row>
        <table:table-row table:style-name="ro1">
          <table:table-cell/>
          <table:table-cell table:formula="of:=COM.MICROSOFT.CONCAT([.$A$2];[$names.$C22];[.$A$3];[.$A$7];[.$A$4];[$names.$C22];[.$A$5])" office:value-type="string" office:string-value="@PART[]:NEEDS[RationalResourcesParts]     {@title = #LOC__title    }" calcext:value-type="string">
            <text:p>@PART[]:NEEDS[RationalResourcesParts] <text:s text:c="4"/>{@title = #LOC__title <text:s text:c="3"/>}</text:p>
          </table:table-cell>
          <table:table-cell table:formula="of:=COM.MICROSOFT.CONCAT(&quot;#LOC_&quot;;[$names.$C22];&quot;_title = &quot;;[$titles.$C22];&quot;    // &quot;;[$titles.$C22])" office:value-type="string" office:string-value="#LOC__title =     // " calcext:value-type="string">
            <text:p>#LOC__title = <text:s text:c="4"/>// </text:p>
          </table:table-cell>
        </table:table-row>
        <table:table-row table:style-name="ro1">
          <table:table-cell/>
          <table:table-cell table:formula="of:=COM.MICROSOFT.CONCAT([.$A$2];[$names.$C23];[.$A$3];[.$A$7];[.$A$4];[$names.$C23];[.$A$5])" office:value-type="string" office:string-value="@PART[]:NEEDS[RationalResourcesParts]     {@title = #LOC__title    }" calcext:value-type="string">
            <text:p>@PART[]:NEEDS[RationalResourcesParts] <text:s text:c="4"/>{@title = #LOC__title <text:s text:c="3"/>}</text:p>
          </table:table-cell>
          <table:table-cell table:formula="of:=COM.MICROSOFT.CONCAT(&quot;#LOC_&quot;;[$names.$C23];&quot;_title = &quot;;[$titles.$C23];&quot;    // &quot;;[$titles.$C23])" office:value-type="string" office:string-value="#LOC__title =     // " calcext:value-type="string">
            <text:p>#LOC__title = <text:s text:c="4"/>// </text:p>
          </table:table-cell>
        </table:table-row>
        <table:table-row table:style-name="ro1">
          <table:table-cell table:number-columns-repeated="2"/>
          <table:table-cell table:formula="of:=COM.MICROSOFT.CONCAT(&quot;#LOC_&quot;;[$names.$C24];&quot;_title = &quot;;[$titles.$C24];&quot;    // &quot;;[$titles.$C24])" office:value-type="string" office:string-value="#LOC__title =     // " calcext:value-type="string">
            <text:p>#LOC__title = <text:s text:c="4"/>// </text:p>
          </table:table-cell>
        </table:table-row>
        <table:table-row table:style-name="ro1">
          <table:table-cell table:number-columns-repeated="2"/>
          <table:table-cell table:formula="of:=COM.MICROSOFT.CONCAT(&quot;#LOC_&quot;;[$names.$C25];&quot;_title = &quot;;[$titles.$C25];&quot;    // &quot;;[$titles.$C25])" office:value-type="string" office:string-value="#LOC__title =     // " calcext:value-type="string">
            <text:p>#LOC__title = <text:s text:c="4"/>// </text:p>
          </table:table-cell>
        </table:table-row>
        <table:table-row table:style-name="ro1">
          <table:table-cell table:number-columns-repeated="2"/>
          <table:table-cell table:formula="of:=COM.MICROSOFT.CONCAT(&quot;#LOC_&quot;;[$names.$C26];&quot;_title = &quot;;[$titles.$C26];&quot;    // &quot;;[$titles.$C26])" office:value-type="string" office:string-value="#LOC__title =     // " calcext:value-type="string">
            <text:p>#LOC__title = <text:s text:c="4"/>// </text:p>
          </table:table-cell>
        </table:table-row>
        <table:table-row table:style-name="ro1">
          <table:table-cell table:number-columns-repeated="2"/>
          <table:table-cell table:formula="of:=COM.MICROSOFT.CONCAT(&quot;#LOC_&quot;;[$names.$C27];&quot;_title = &quot;;[$titles.$C27];&quot;    // &quot;;[$titles.$C27])" office:value-type="string" office:string-value="#LOC__title =     // " calcext:value-type="string">
            <text:p>#LOC__title = <text:s text:c="4"/>// </text:p>
          </table:table-cell>
        </table:table-row>
        <table:table-row table:style-name="ro1">
          <table:table-cell table:number-columns-repeated="2"/>
          <table:table-cell table:formula="of:=COM.MICROSOFT.CONCAT(&quot;#LOC_&quot;;[$names.$C28];&quot;_title = &quot;;[$titles.$C28];&quot;    // &quot;;[$titles.$C28])" office:value-type="string" office:string-value="#LOC__title =     // " calcext:value-type="string">
            <text:p>#LOC__title = <text:s text:c="4"/>// </text:p>
          </table:table-cell>
        </table:table-row>
        <table:table-row table:style-name="ro1">
          <table:table-cell table:number-columns-repeated="2"/>
          <table:table-cell table:formula="of:=COM.MICROSOFT.CONCAT(&quot;#LOC_&quot;;[$names.$C29];&quot;_title = &quot;;[$titles.$C29];&quot;    // &quot;;[$titles.$C29])" office:value-type="string" office:string-value="#LOC__title =     // " calcext:value-type="string">
            <text:p>#LOC__title = <text:s text:c="4"/>// </text:p>
          </table:table-cell>
        </table:table-row>
        <table:table-row table:style-name="ro1">
          <table:table-cell table:number-columns-repeated="2"/>
          <table:table-cell table:formula="of:=COM.MICROSOFT.CONCAT(&quot;#LOC_&quot;;[$names.$C30];&quot;_title = &quot;;[$titles.$C30];&quot;    // &quot;;[$titles.$C30])" office:value-type="string" office:string-value="#LOC__title =     // " calcext:value-type="string">
            <text:p>#LOC__title = <text:s text:c="4"/>// </text:p>
          </table:table-cell>
        </table:table-row>
        <table:table-row table:style-name="ro1">
          <table:table-cell table:number-columns-repeated="2"/>
          <table:table-cell table:formula="of:=COM.MICROSOFT.CONCAT(&quot;#LOC_&quot;;[$names.$C31];&quot;_title = &quot;;[$titles.$C31];&quot;    // &quot;;[$titles.$C31])" office:value-type="string" office:string-value="#LOC__title =     // " calcext:value-type="string">
            <text:p>#LOC__title = <text:s text:c="4"/>// </text:p>
          </table:table-cell>
        </table:table-row>
        <table:table-row table:style-name="ro1">
          <table:table-cell table:number-columns-repeated="2"/>
          <table:table-cell table:formula="of:=COM.MICROSOFT.CONCAT(&quot;#LOC_&quot;;[$names.$C32];&quot;_title = &quot;;[$titles.$C32];&quot;    // &quot;;[$titles.$C32])" office:value-type="string" office:string-value="#LOC__title =     // " calcext:value-type="string">
            <text:p>#LOC__title = <text:s text:c="4"/>// </text:p>
          </table:table-cell>
        </table:table-row>
      </table:table>
      <table:table table:name="names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Path</text:p>
          </table:table-cell>
        </table:table-row>
        <table:table-row table:style-name="ro1">
          <table:table-cell office:value-type="string" calcext:value-type="string">
            <text:p>B_blue.cf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r_boxblue</text:p>
          </table:table-cell>
          <table:table-cell office:value-type="string" calcext:value-type="string">
            <text:p>C:\Users\User\Games\Kerbal Space Program 1.11.1 JNSQ\GameData\RationalResourcesParts\Parts\Boxes</text:p>
          </table:table-cell>
        </table:table-row>
        <table:table-row table:style-name="ro1">
          <table:table-cell office:value-type="string" calcext:value-type="string">
            <text:p>B_blue_flat.cf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r_boxblue_flat</text:p>
          </table:table-cell>
          <table:table-cell office:value-type="string" calcext:value-type="string">
            <text:p>C:\Users\User\Games\Kerbal Space Program 1.11.1 JNSQ\GameData\RationalResourcesParts\Parts\Boxes</text:p>
          </table:table-cell>
        </table:table-row>
        <table:table-row table:style-name="ro1">
          <table:table-cell office:value-type="string" calcext:value-type="string">
            <text:p>B_blue_long.cf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r_boxblue_long</text:p>
          </table:table-cell>
          <table:table-cell office:value-type="string" calcext:value-type="string">
            <text:p>C:\Users\User\Games\Kerbal Space Program 1.11.1 JNSQ\GameData\RationalResourcesParts\Parts\Boxes</text:p>
          </table:table-cell>
        </table:table-row>
        <table:table-row table:style-name="ro1">
          <table:table-cell office:value-type="string" calcext:value-type="string">
            <text:p>B_red_flat.cf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r_boxred_flat</text:p>
          </table:table-cell>
          <table:table-cell office:value-type="string" calcext:value-type="string">
            <text:p>C:\Users\User\Games\Kerbal Space Program 1.11.1 JNSQ\GameData\RationalResourcesParts\Parts\Boxes</text:p>
          </table:table-cell>
        </table:table-row>
        <table:table-row table:style-name="ro1">
          <table:table-cell office:value-type="string" calcext:value-type="string">
            <text:p>BreadTanks.cf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RBreadTank04</text:p>
          </table:table-cell>
          <table:table-cell office:value-type="string" calcext:value-type="string">
            <text:p>C:\Users\User\Games\Kerbal Space Program 1.11.1 JNSQ\GameData\RationalResourcesParts\Parts\BreadTanks</text:p>
          </table:table-cell>
        </table:table-row>
        <table:table-row table:style-name="ro1">
          <table:table-cell office:value-type="string" calcext:value-type="string">
            <text:p>BreadTanks.cfg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RBreadTank12</text:p>
          </table:table-cell>
          <table:table-cell office:value-type="string" calcext:value-type="string">
            <text:p>C:\Users\User\Games\Kerbal Space Program 1.11.1 JNSQ\GameData\RationalResourcesParts\Parts\BreadTanks</text:p>
          </table:table-cell>
        </table:table-row>
        <table:table-row table:style-name="ro1">
          <table:table-cell office:value-type="string" calcext:value-type="string">
            <text:p>BreadTanks.cfg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RRBreadTank11</text:p>
          </table:table-cell>
          <table:table-cell office:value-type="string" calcext:value-type="string">
            <text:p>C:\Users\User\Games\Kerbal Space Program 1.11.1 JNSQ\GameData\RationalResourcesParts\Parts\BreadTanks</text:p>
          </table:table-cell>
        </table:table-row>
        <table:table-row table:style-name="ro1">
          <table:table-cell office:value-type="string" calcext:value-type="string">
            <text:p>IonJet.cf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REngineMAPT0</text:p>
          </table:table-cell>
          <table:table-cell office:value-type="string" calcext:value-type="string">
            <text:p>C:\Users\User\Games\Kerbal Space Program 1.11.1 JNSQ\GameData\RationalResourcesParts\Parts\Engines</text:p>
          </table:table-cell>
        </table:table-row>
        <table:table-row table:style-name="ro1">
          <table:table-cell office:value-type="string" calcext:value-type="string">
            <text:p>Ion_Water.cf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REngineMET</text:p>
          </table:table-cell>
          <table:table-cell office:value-type="string" calcext:value-type="string">
            <text:p>C:\Users\User\Games\Kerbal Space Program 1.11.1 JNSQ\GameData\RationalResourcesParts\Parts\Engines</text:p>
          </table:table-cell>
        </table:table-row>
        <table:table-row table:style-name="ro1">
          <table:table-cell office:value-type="string" calcext:value-type="string">
            <text:p>NTJ.cf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REngineNTJ1</text:p>
          </table:table-cell>
          <table:table-cell office:value-type="string" calcext:value-type="string">
            <text:p>C:\Users\User\Games\Kerbal Space Program 1.11.1 JNSQ\GameData\RationalResourcesParts\Parts\Engines</text:p>
          </table:table-cell>
        </table:table-row>
        <table:table-row table:style-name="ro1">
          <table:table-cell office:value-type="string" calcext:value-type="string">
            <text:p>NTR.cfg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REngineNERVA-R</text:p>
          </table:table-cell>
          <table:table-cell office:value-type="string" calcext:value-type="string">
            <text:p>C:\Users\User\Games\Kerbal Space Program 1.11.1 JNSQ\GameData\RationalResourcesParts\Parts\Engines</text:p>
          </table:table-cell>
        </table:table-row>
        <table:table-row table:style-name="ro1">
          <table:table-cell office:value-type="string" calcext:value-type="string">
            <text:p>NTR.cfg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RREngineNERVA-O</text:p>
          </table:table-cell>
          <table:table-cell office:value-type="string" calcext:value-type="string">
            <text:p>C:\Users\User\Games\Kerbal Space Program 1.11.1 JNSQ\GameData\RationalResourcesParts\Parts\Engines</text:p>
          </table:table-cell>
        </table:table-row>
        <table:table-row table:style-name="ro1">
          <table:table-cell office:value-type="string" calcext:value-type="string">
            <text:p>SFRJ.cf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REngineSFRJ</text:p>
          </table:table-cell>
          <table:table-cell office:value-type="string" calcext:value-type="string">
            <text:p>C:\Users\User\Games\Kerbal Space Program 1.11.1 JNSQ\GameData\RationalResourcesParts\Parts\Engines</text:p>
          </table:table-cell>
        </table:table-row>
        <table:table-row table:style-name="ro1">
          <table:table-cell office:value-type="string" calcext:value-type="string">
            <text:p>SRM_Flea.cf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REngineSRB_RT05</text:p>
          </table:table-cell>
          <table:table-cell office:value-type="string" calcext:value-type="string">
            <text:p>C:\Users\User\Games\Kerbal Space Program 1.11.1 JNSQ\GameData\RationalResourcesParts\Parts\Engines</text:p>
          </table:table-cell>
        </table:table-row>
        <table:table-row table:style-name="ro1">
          <table:table-cell office:value-type="string" calcext:value-type="string">
            <text:p>SRM_Hammer.cf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REngineSRB_RT10</text:p>
          </table:table-cell>
          <table:table-cell office:value-type="string" calcext:value-type="string">
            <text:p>C:\Users\User\Games\Kerbal Space Program 1.11.1 JNSQ\GameData\RationalResourcesParts\Parts\Engines</text:p>
          </table:table-cell>
        </table:table-row>
        <table:table-row table:style-name="ro1">
          <table:table-cell office:value-type="string" calcext:value-type="string">
            <text:p>ExoScoop.cf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r_exoscoop</text:p>
          </table:table-cell>
          <table:table-cell office:value-type="string" calcext:value-type="string">
            <text:p>C:\Users\User\Games\Kerbal Space Program 1.11.1 JNSQ\GameData\RationalResourcesParts\Parts\ExoScoop</text:p>
          </table:table-cell>
        </table:table-row>
        <table:table-row table:style-name="ro1">
          <table:table-cell office:value-type="string" calcext:value-type="string">
            <text:p>OceanScoop.cf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r_hydroscoop_temp</text:p>
          </table:table-cell>
          <table:table-cell office:value-type="string" calcext:value-type="string">
            <text:p>C:\Users\User\Games\Kerbal Space Program 1.11.1 JNSQ\GameData\RationalResourcesParts\Parts\OcnScoop</text:p>
          </table:table-cell>
        </table:table-row>
        <table:table-row table:style-name="ro1">
          <table:table-cell office:value-type="string" calcext:value-type="string">
            <text:p>LinearColdGas.cf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RRCSLinearCold</text:p>
          </table:table-cell>
          <table:table-cell office:value-type="string" calcext:value-type="string">
            <text:p>C:\Users\User\Games\Kerbal Space Program 1.11.1 JNSQ\GameData\RationalResourcesParts\Parts\RCS</text:p>
          </table:table-cell>
        </table:table-row>
        <table:table-row table:style-name="ro1">
          <table:table-cell office:value-type="string" calcext:value-type="string">
            <text:p>QuadColdGas.cf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RRCSQuadCold</text:p>
          </table:table-cell>
          <table:table-cell office:value-type="string" calcext:value-type="string">
            <text:p>C:\Users\User\Games\Kerbal Space Program 1.11.1 JNSQ\GameData\RationalResourcesParts\Parts\RCS</text:p>
          </table:table-cell>
        </table:table-row>
      </table:table>
      <table:table table:name="titles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Path</text:p>
          </table:table-cell>
        </table:table-row>
        <table:table-row table:style-name="ro1">
          <table:table-cell office:value-type="string" calcext:value-type="string">
            <text:p>B_blue.cf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R Boxed Radial Convert-O-Tron A</text:p>
          </table:table-cell>
          <table:table-cell office:value-type="string" calcext:value-type="string">
            <text:p>C:\Users\User\Games\Kerbal Space Program 1.11.1 JNSQ\GameData\RationalResourcesParts\Parts\Boxes</text:p>
          </table:table-cell>
        </table:table-row>
        <table:table-row table:style-name="ro1">
          <table:table-cell office:value-type="string" calcext:value-type="string">
            <text:p>B_blue_flat.cfg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R Boxed Compressor</text:p>
          </table:table-cell>
          <table:table-cell office:value-type="string" calcext:value-type="string">
            <text:p>C:\Users\User\Games\Kerbal Space Program 1.11.1 JNSQ\GameData\RationalResourcesParts\Parts\Boxes</text:p>
          </table:table-cell>
        </table:table-row>
        <table:table-row table:style-name="ro1">
          <table:table-cell office:value-type="string" calcext:value-type="string">
            <text:p>B_blue_long.cfg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R Boxed Radial Convert-O-Tron B</text:p>
          </table:table-cell>
          <table:table-cell office:value-type="string" calcext:value-type="string">
            <text:p>C:\Users\User\Games\Kerbal Space Program 1.11.1 JNSQ\GameData\RationalResourcesParts\Parts\Boxes</text:p>
          </table:table-cell>
        </table:table-row>
        <table:table-row table:style-name="ro1">
          <table:table-cell office:value-type="string" calcext:value-type="string">
            <text:p>B_red_flat.cfg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R Boxed Decompressor</text:p>
          </table:table-cell>
          <table:table-cell office:value-type="string" calcext:value-type="string">
            <text:p>C:\Users\User\Games\Kerbal Space Program 1.11.1 JNSQ\GameData\RationalResourcesParts\Parts\Boxes</text:p>
          </table:table-cell>
        </table:table-row>
        <table:table-row table:style-name="ro1">
          <table:table-cell office:value-type="string" calcext:value-type="string">
            <text:p>BreadTanks.cf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R Bread Tank 04</text:p>
          </table:table-cell>
          <table:table-cell office:value-type="string" calcext:value-type="string">
            <text:p>C:\Users\User\Games\Kerbal Space Program 1.11.1 JNSQ\GameData\RationalResourcesParts\Parts\BreadTanks</text:p>
          </table:table-cell>
        </table:table-row>
        <table:table-row table:style-name="ro1">
          <table:table-cell office:value-type="string" calcext:value-type="string">
            <text:p>BreadTanks.cfg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RR Bread Tank 12</text:p>
          </table:table-cell>
          <table:table-cell office:value-type="string" calcext:value-type="string">
            <text:p>C:\Users\User\Games\Kerbal Space Program 1.11.1 JNSQ\GameData\RationalResourcesParts\Parts\BreadTanks</text:p>
          </table:table-cell>
        </table:table-row>
        <table:table-row table:style-name="ro1">
          <table:table-cell office:value-type="string" calcext:value-type="string">
            <text:p>BreadTanks.cfg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R Bread Tank 11</text:p>
          </table:table-cell>
          <table:table-cell office:value-type="string" calcext:value-type="string">
            <text:p>C:\Users\User\Games\Kerbal Space Program 1.11.1 JNSQ\GameData\RationalResourcesParts\Parts\BreadTanks</text:p>
          </table:table-cell>
        </table:table-row>
        <table:table-row table:style-name="ro1">
          <table:table-cell office:value-type="string" calcext:value-type="string">
            <text:p>IonJet.cfg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R MAPT</text:p>
          </table:table-cell>
          <table:table-cell office:value-type="string" calcext:value-type="string">
            <text:p>C:\Users\User\Games\Kerbal Space Program 1.11.1 JNSQ\GameData\RationalResourcesParts\Parts\Engines</text:p>
          </table:table-cell>
        </table:table-row>
        <table:table-row table:style-name="ro1">
          <table:table-cell office:value-type="string" calcext:value-type="string">
            <text:p>Ion_Water.cfg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R MET</text:p>
          </table:table-cell>
          <table:table-cell office:value-type="string" calcext:value-type="string">
            <text:p>C:\Users\User\Games\Kerbal Space Program 1.11.1 JNSQ\GameData\RationalResourcesParts\Parts\Engines</text:p>
          </table:table-cell>
        </table:table-row>
        <table:table-row table:style-name="ro1">
          <table:table-cell office:value-type="string" calcext:value-type="string">
            <text:p>NTJ.cfg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R J-406 "Maine Coon" Nuclear Thermal Turbojet</text:p>
          </table:table-cell>
          <table:table-cell office:value-type="string" calcext:value-type="string">
            <text:p>C:\Users\User\Games\Kerbal Space Program 1.11.1 JNSQ\GameData\RationalResourcesParts\Parts\Engines</text:p>
          </table:table-cell>
        </table:table-row>
        <table:table-row table:style-name="ro1">
          <table:table-cell office:value-type="string" calcext:value-type="string">
            <text:p>NTR.cfg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R LV-N-R Nuclear Thermal Rocket</text:p>
          </table:table-cell>
          <table:table-cell office:value-type="string" calcext:value-type="string">
            <text:p>C:\Users\User\Games\Kerbal Space Program 1.11.1 JNSQ\GameData\RationalResourcesParts\Parts\Engines</text:p>
          </table:table-cell>
        </table:table-row>
        <table:table-row table:style-name="ro1">
          <table:table-cell office:value-type="string" calcext:value-type="string">
            <text:p>NTR.cfg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RR LV-N-O Nuclear Thermal Rocket</text:p>
          </table:table-cell>
          <table:table-cell office:value-type="string" calcext:value-type="string">
            <text:p>C:\Users\User\Games\Kerbal Space Program 1.11.1 JNSQ\GameData\RationalResourcesParts\Parts\Engines</text:p>
          </table:table-cell>
        </table:table-row>
        <table:table-row table:style-name="ro1">
          <table:table-cell office:value-type="string" calcext:value-type="string">
            <text:p>SFRJ.cfg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R SFRJ "Thunder Punch"</text:p>
          </table:table-cell>
          <table:table-cell office:value-type="string" calcext:value-type="string">
            <text:p>C:\Users\User\Games\Kerbal Space Program 1.11.1 JNSQ\GameData\RationalResourcesParts\Parts\Engines</text:p>
          </table:table-cell>
        </table:table-row>
        <table:table-row table:style-name="ro1">
          <table:table-cell office:value-type="string" calcext:value-type="string">
            <text:p>SRM_Flea.cf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R Hybrid SRM RT-5 "Flea"</text:p>
          </table:table-cell>
          <table:table-cell office:value-type="string" calcext:value-type="string">
            <text:p>C:\Users\User\Games\Kerbal Space Program 1.11.1 JNSQ\GameData\RationalResourcesParts\Parts\Engines</text:p>
          </table:table-cell>
        </table:table-row>
        <table:table-row table:style-name="ro1">
          <table:table-cell office:value-type="string" calcext:value-type="string">
            <text:p>SRM_Hammer.cfg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R Hybrid SRM RT-10 "Hammer"</text:p>
          </table:table-cell>
          <table:table-cell office:value-type="string" calcext:value-type="string">
            <text:p>C:\Users\User\Games\Kerbal Space Program 1.11.1 JNSQ\GameData\RationalResourcesParts\Parts\Engines</text:p>
          </table:table-cell>
        </table:table-row>
        <table:table-row table:style-name="ro1">
          <table:table-cell office:value-type="string" calcext:value-type="string">
            <text:p>ExoScoop.cfg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R Particle Scoop</text:p>
          </table:table-cell>
          <table:table-cell office:value-type="string" calcext:value-type="string">
            <text:p>C:\Users\User\Games\Kerbal Space Program 1.11.1 JNSQ\GameData\RationalResourcesParts\Parts\ExoScoop</text:p>
          </table:table-cell>
        </table:table-row>
        <table:table-row table:style-name="ro1">
          <table:table-cell office:value-type="string" calcext:value-type="string">
            <text:p>OceanScoop.cf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R Hydro Scoop Beta</text:p>
          </table:table-cell>
          <table:table-cell office:value-type="string" calcext:value-type="string">
            <text:p>C:\Users\User\Games\Kerbal Space Program 1.11.1 JNSQ\GameData\RationalResourcesParts\Parts\OcnScoop</text:p>
          </table:table-cell>
        </table:table-row>
        <table:table-row table:style-name="ro1">
          <table:table-cell office:value-type="string" calcext:value-type="string">
            <text:p>LinearColdGas.cf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R CGT-A1 Linear Thruster</text:p>
          </table:table-cell>
          <table:table-cell office:value-type="string" calcext:value-type="string">
            <text:p>C:\Users\User\Games\Kerbal Space Program 1.11.1 JNSQ\GameData\RationalResourcesParts\Parts\RCS</text:p>
          </table:table-cell>
        </table:table-row>
        <table:table-row table:style-name="ro1">
          <table:table-cell office:value-type="string" calcext:value-type="string">
            <text:p>QuadColdGas.cfg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R CGT-A4 Thruster Block</text:p>
          </table:table-cell>
          <table:table-cell office:value-type="string" calcext:value-type="string">
            <text:p>C:\Users\User\Games\Kerbal Space Program 1.11.1 JNSQ\GameData\RationalResourcesParts\Parts\RCS</text:p>
          </table:table-cell>
        </table:table-row>
      </table:table>
      <table:named-expressions/>
      <table:database-ranges>
        <table:database-range table:name="__Anonymous_Sheet_DB__1" table:target-range-address="names.A2:names.E16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titles.A1:titles.E14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1">00.00.0000</text:date>, <text:time style:data-style-name="N2" text:time-value="01:51:59.9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0-20T16:02:20.301000000</meta:creation-date>
    <dc:date>2021-07-21T02:10:42.434000000</dc:date>
    <meta:editing-duration>PT5H14M14S</meta:editing-duration>
    <meta:editing-cycles>28</meta:editing-cycles>
    <meta:generator>LibreOffice/7.1.3.2$Windows_X86_64 LibreOffice_project/47f78053abe362b9384784d31a6e56f8511eb1c1</meta:generator>
    <meta:document-statistic meta:table-count="3" meta:cell-count="221" meta:object-count="0"/>
  </office:meta>
</office:document-meta>
</file>